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 manifest:full-path="Pictures/2000029800001D1600002089BC4E55B4.svm"/>
  <manifest:file-entry manifest:media-type="" manifest:full-path="Pictures/2000000700003E53000054C1E340C0EE.svm"/>
  <manifest:file-entry manifest:media-type="" manifest:full-path="Pictures/2000000700003BD8000042415812D06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style:text-position="0% 100%" fo:font-weight="normal" style:font-weight-asian="normal" style:font-weight-complex="normal"/>
    </style:style>
    <style:style style:name="P9" style:family="paragraph" style:parent-style-name="Standard">
      <style:paragraph-properties fo:text-align="start" style:justify-single-word="false"/>
      <style:text-properties style:text-position="0% 100%"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1) 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2) 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3) 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4) 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3"/>
      <text:p text:style-name="P2">5) OpenCL and CUDA:</text:p>
      <text:p text:style-name="P2"/>
      <text:p text:style-name="P3"><draw:frame draw:style-name="fr4" draw:name="graphics5" text:anchor-type="paragraph" svg:width="13.383cm" svg:height="14.522cm" draw:z-index="4"><draw:image xlink:href="Pictures/2000000700003BD8000042415812D060.svm" xlink:type="simple" xlink:show="embed" xlink:actuate="onLoad"/></draw:frame></text:p>
      <text:p text:style-name="P3"><text:soft-page-break/>The figure above shows the CUDA memory model. Texture and Constant memory are Read-only memory</text:p>
      <text:p text:style-name="P3"/>
      <text:p text:style-name="P3"/>
      <text:p text:style-name="P2">5) Matrix Multiplica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1" draw:name="graphics1" text:anchor-type="paragraph" svg:width="10.664cm" svg:height="3.679cm" draw:z-index="0"><draw:image xlink:href="Pictures/20000007000029A800000E5F6BB288A2.svm" xlink:type="simple" xlink:show="embed" xlink:actuate="onLoad"/></draw:frame></text:p>
      <text:p text:style-name="P2"/>
      <text:p text:style-name="P2">5.1) Code Description:</text:p>
      <text:p text:style-name="P3"/>
      <text:p text:style-name="P3">The Pseudocode for the sequential algorithm is shown below: </text:p>
      <text:p text:style-name="P3"/>
      <text:p text:style-name="P2">MatrixMultiplication(A[m][n], B[n][p]):</text:p>
      <text:p text:style-name="P2"><text:tab/></text:p>
      <text:p text:style-name="P2"><text:tab/><text:span text:style-name="T1">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dimensional matrices since CUDA and OpenCL do not support two dimensional matrices. The new sequential algorithm will now look more like this:</text:p>
      <text:p text:style-name="P4"/>
      <text:p text:style-name="P2">MatrixMultiplication(A[m x n], B[n x p]):</text:p>
      <text:p text:style-name="P2"><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oft-page-break/><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1" draw:name="graphics2" text:anchor-type="paragraph" svg:width="6.951cm" svg:height="7.239cm" draw:z-index="1"><draw:image xlink:href="Pictures/2000029800001D1600002089BC4E55B4.svm" xlink:type="simple" xlink:show="embed" xlink:actuate="onLoad"/></draw:frame></text:p>
      <text:p text:style-name="P4"><draw:frame draw:style-name="fr2"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In order to make the algorithm more understandable, the threads can be launched as a two dimensional set of blocks. This is shown in the Pseudocode below: <text:s/></text:p>
      <text:p text:style-name="P4"/>
      <text:p text:style-name="P2">MatrixMultiplication(A[m x n], B[n x p], M[m x p]):</text:p>
      <text:p text:style-name="P2"><text:tab/></text:p>
      <text:p text:style-name="P2"><text:tab/>int <text:span text:style-name="T1">size = m x n;</text:span></text:p>
      <text:p text:style-name="P2"><text:tab/>int <text:span text:style-name="T1">row = BlockID.y * BlockWidth.x + ThreadID.y;</text:span></text:p>
      <text:p text:style-name="P2"><text:span text:style-name="T1"><text:tab/></text:span>int <text:span text:style-name="T1">col = BlockID.y * BlockWidth.x + ThreadID.x;</text:span></text:p>
      <text:p text:style-name="P2"><text:span text:style-name="T1"><text:tab/></text:span>int<text:span text:style-name="T1"> width = n;</text:span></text:p>
      <text:p text:style-name="P3"><text:tab/></text:p>
      <text:p text:style-name="P3"><text:tab/><text:tab/></text:p>
      <text:p text:style-name="P2"><text:span text:style-name="T1"><text:tab/></text:span>For k = 1 <text:span text:style-name="T1">to n </text:span>Do: </text:p>
      <text:p text:style-name="P3"><text:tab/><text:tab/>M[globalID] += A[(i x n) + k] * B[(k x p) + j];</text:p>
      <text:p text:style-name="P3"/>
      <text:p text:style-name="P3"><text:span text:style-name="T5"><text:tab/></text:span><text:span text:style-name="T6">return </text:span><text:span text:style-name="T5">M</text:span></text:p>
      <text:p text:style-name="P4"/>
      <text:p text:style-name="P9">Literature Review: </text:p>
      <text:p text:style-name="P9"/>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text:soft-page-break/>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7">Class of Instruction</text:p>
          </table:table-cell>
          <table:table-cell table:style-name="Table1.A1" office:value-type="string">
            <text:p text:style-name="P7">Number of CUDA instructions</text:p>
          </table:table-cell>
          <table:table-cell table:style-name="Table1.C1" office:value-type="string">
            <text:p text:style-name="P7">Number of OpenCL instructions</text:p>
          </table:table-cell>
        </table:table-row>
        <table:table-row>
          <table:table-cell table:style-name="Table1.A2" office:value-type="string">
            <text:p text:style-name="P5">Arithmetic</text:p>
          </table:table-cell>
          <table:table-cell table:style-name="Table1.B2" office:value-type="float" office:value="220">
            <text:p text:style-name="P6">220</text:p>
          </table:table-cell>
          <table:table-cell table:style-name="Table1.C2" office:value-type="float" office:value="521">
            <text:p text:style-name="P6">521</text:p>
          </table:table-cell>
        </table:table-row>
        <table:table-row>
          <table:table-cell table:style-name="Table1.A2" office:value-type="string">
            <text:p text:style-name="P5">Logic Shift</text:p>
          </table:table-cell>
          <table:table-cell table:style-name="Table1.B2" office:value-type="float" office:value="4">
            <text:p text:style-name="P6">4</text:p>
          </table:table-cell>
          <table:table-cell table:style-name="Table1.C2" office:value-type="float" office:value="163">
            <text:p text:style-name="P6">163</text:p>
          </table:table-cell>
        </table:table-row>
        <table:table-row>
          <table:table-cell table:style-name="Table1.A2" office:value-type="string">
            <text:p text:style-name="P5">Data Movement</text:p>
          </table:table-cell>
          <table:table-cell table:style-name="Table1.B2" office:value-type="float" office:value="1131">
            <text:p text:style-name="P6">1131</text:p>
          </table:table-cell>
          <table:table-cell table:style-name="Table1.C2" office:value-type="float" office:value="351">
            <text:p text:style-name="P6">351</text:p>
          </table:table-cell>
        </table:table-row>
        <table:table-row>
          <table:table-cell table:style-name="Table1.A2" office:value-type="string">
            <text:p text:style-name="P5">Flow Control</text:p>
          </table:table-cell>
          <table:table-cell table:style-name="Table1.B2" office:value-type="float" office:value="4">
            <text:p text:style-name="P6">4</text:p>
          </table:table-cell>
          <table:table-cell table:style-name="Table1.C2" office:value-type="float" office:value="188">
            <text:p text:style-name="P6">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3" draw:name="graphics4" text:anchor-type="paragraph" svg:width="12.55cm" svg:height="15.526cm" draw:z-index="3"><draw:image xlink:href="Pictures/2000000700003E53000054C1E340C0EE.svm" xlink:type="simple" xlink:show="embed" xlink:actuate="onLoad"/></draw:frame><text:soft-page-break/></text:p>
      <text:p text:style-name="P4"/>
      <text:p text:style-name="P4"/>
      <text:p text:style-name="P4">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text:soft-page-break/>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5T17:35:45.26</dc:date>
    <dc:creator>Matthew Nunes</dc:creator>
    <meta:editing-duration>PT22H36M32S</meta:editing-duration>
    <meta:editing-cycles>42</meta:editing-cycles>
    <meta:generator>OpenOffice/4.0.1$Win32 OpenOffice.org_project/401m5$Build-9714</meta:generator>
    <meta:document-statistic meta:table-count="1" meta:image-count="5" meta:object-count="0" meta:page-count="8" meta:paragraph-count="114" meta:word-count="2605" meta:character-count="15614"/>
  </office:meta>
</office:document-meta>
</file>